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family-generic="modern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officeooo:rsid="0001f728" officeooo:paragraph-rsid="0001f728" style:font-size-asian="12pt" style:font-size-complex="12pt"/>
    </style:style>
    <style:style style:name="P2" style:family="paragraph" style:parent-style-name="Standard">
      <style:text-properties style:font-name="Ubuntu" fo:font-size="12pt" officeooo:paragraph-rsid="0001f728" style:font-size-asian="12pt" style:font-size-complex="12pt"/>
    </style:style>
    <style:style style:name="P3" style:family="paragraph" style:parent-style-name="Standard">
      <style:text-properties style:font-name="Ubuntu" fo:font-size="12pt" officeooo:paragraph-rsid="0002afd8" style:font-size-asian="12pt" style:font-size-complex="12pt"/>
    </style:style>
    <style:style style:name="P4" style:family="paragraph" style:parent-style-name="Standard">
      <style:text-properties style:font-name="Ubuntu" fo:font-size="12pt" officeooo:rsid="0002afd8" officeooo:paragraph-rsid="0002afd8" style:font-size-asian="12pt" style:font-size-complex="12pt"/>
    </style:style>
    <style:style style:name="P5" style:family="paragraph" style:parent-style-name="Standard">
      <style:text-properties style:font-name="Ubuntu" fo:font-size="12pt" officeooo:rsid="000406e0" officeooo:paragraph-rsid="000406e0" style:font-size-asian="12pt" style:font-size-complex="12pt"/>
    </style:style>
    <style:style style:name="P6" style:family="paragraph" style:parent-style-name="Standard">
      <style:text-properties style:font-name="Ubuntu" fo:font-size="12pt" officeooo:paragraph-rsid="000406e0" style:font-size-asian="12pt" style:font-size-complex="12pt"/>
    </style:style>
    <style:style style:name="P7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bold" officeooo:rsid="0001f728" officeooo:paragraph-rsid="0001f728" style:font-size-asian="12pt" style:font-style-asian="normal" style:font-weight-asian="bold" style:font-size-complex="12pt" style:font-weight-complex="bold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bold" officeooo:rsid="0002afd8" officeooo:paragraph-rsid="0002afd8" style:font-size-asian="12pt" style:font-style-asian="normal" style:font-weight-asian="bold" style:font-size-complex="12pt" style:font-weight-complex="bold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bold" officeooo:rsid="000406e0" officeooo:paragraph-rsid="000406e0" style:font-size-asian="12pt" style:font-style-asian="normal" style:font-weight-asian="bold" style:font-size-complex="12pt" style:font-weight-complex="bold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normal" officeooo:rsid="0001f728" officeooo:paragraph-rsid="0001f728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normal" officeooo:rsid="0002afd8" officeooo:paragraph-rsid="0002afd8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normal" officeooo:rsid="000406e0" officeooo:paragraph-rsid="000406e0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normal" officeooo:rsid="0001f728" officeooo:paragraph-rsid="0001f728" style:font-size-asian="12pt" style:font-style-asian="normal" style:font-weight-asian="normal" style:font-size-complex="12pt" style:font-weight-complex="normal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normal" officeooo:rsid="0002afd8" officeooo:paragraph-rsid="0002afd8" style:font-size-asian="12pt" style:font-style-asian="normal" style:font-weight-asian="normal" style:font-size-complex="12pt" style:font-weight-complex="normal" style:text-emphasize="none"/>
    </style:style>
    <style:style style:name="T1" style:family="text">
      <style:text-properties officeooo:rsid="0001f728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f728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02afd8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0406e0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1f728" style:font-style-asian="normal" style:font-weight-asian="normal" style:font-weight-complex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bold" officeooo:rsid="0001f728" style:font-style-asian="normal" style:font-weight-asian="bold" style:font-weight-complex="bold" style:text-emphasize="none"/>
    </style:style>
    <style:style style:name="T8" style:family="text">
      <style:text-properties officeooo:rsid="0002afd8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406e0" style:font-style-asian="normal" style:font-weight-asian="normal" style:text-emphasize="none"/>
    </style:style>
    <style:style style:name="T11" style:family="text">
      <style:text-properties officeooo:rsid="000406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CIONES </text:p>
      <text:p text:style-name="P1"/>
      <text:p text:style-name="P7">GONZÁLEZ CERROBLANCO JESÚS FERNANDO</text:p>
      <text:p text:style-name="P1"/>
      <text:p text:style-name="P10">1.-El cliente debe poder hacer reservación de mesas a través de su página web</text:p>
      <text:p text:style-name="P10">R.- Esta implícito en <text:s/>los primeros puntos escritos</text:p>
      <text:p text:style-name="P10"/>
      <text:p text:style-name="P2"><text:span text:style-name="T3">2.-</text:span><text:span text:style-name="T2">El cliente </text:span><text:span text:style-name="T3">podrá</text:span><text:span text:style-name="T2"> levantar un pedido de comida para llevar</text:span></text:p>
      <text:p text:style-name="P10">R.-Sale de los alcances planeados involucraría una gestión mucho mayor de cada objeto restaurante</text:p>
      <text:p text:style-name="P10"/>
      <text:p text:style-name="P2"><text:span text:style-name="T3">3.-</text:span><text:span text:style-name="T2">El cliente podrá pre-ordenar la comida para la reservación</text:span></text:p>
      <text:p text:style-name="P10">R.- Es buen spec pero nuevamente sale del alcance del proyecto</text:p>
      <text:p text:style-name="P10"/>
      <text:p text:style-name="P2"><text:span text:style-name="T3">4.-</text:span><text:span text:style-name="T2">El cliente podrá visualizar el costo estimado de su pre-orden</text:span></text:p>
      <text:p text:style-name="P1"><text:span text:style-name="T2">R.- No todos los restaurantes están dispuestos a mostrar sus precios</text:span></text:p>
      <text:p text:style-name="P10"/>
      <text:p text:style-name="P2"><text:span text:style-name="T3">5.-</text:span><text:span text:style-name="T2">El cliente </text:span><text:span text:style-name="T3">podrá</text:span><text:span text:style-name="T2"> visualizar el tiempo estimado de su pedido para llevar</text:span></text:p>
      <text:p text:style-name="P10">R.-Logísticamente seria imposible para un restaurante medir el tiempo aproximado pues deberían tener también la carga de trabajo actual en el sistema lo cual elevaría muchísimo el alcance del proyecto.</text:p>
      <text:p text:style-name="P10"/>
      <text:p text:style-name="P10">Tus propuestas tienen un 3/10, están fuera del marco del proyecto y demasiado generales.</text:p>
      <text:p text:style-name="P10"/>
      <text:p text:style-name="P10"/>
      <text:p text:style-name="P7">MUÑOZ MANDUJANO MARTIN</text:p>
      <text:p text:style-name="P7"/>
      <text:p text:style-name="P2"><text:span text:style-name="T7">1.-</text:span><text:span text:style-name="T2">El cliente debe poder visualizar desde la pagina su cuenta actual</text:span></text:p>
      <text:p text:style-name="P13">R.-Que información podrá revisar de su cuenta?</text:p>
      <text:p text:style-name="P13"/>
      <text:p text:style-name="P2"><text:span text:style-name="T6">2.-</text:span><text:span text:style-name="T2">La información de la cuenta actual debe mostrar: Comida, precio individual, costo total de su cuenta</text:span></text:p>
      <text:p text:style-name="P13">R.-Nuevamente no esta dentro del marco del proyecto mostrar los platillos como precio.</text:p>
      <text:p text:style-name="P13"/>
      <text:p text:style-name="P2"><text:span text:style-name="T6">3.-</text:span><text:span text:style-name="T2">La pagina web </text:span><text:span text:style-name="T3">tendrá</text:span><text:span text:style-name="T2"> una </text:span><text:span text:style-name="T3">sección</text:span><text:span text:style-name="T2"> para poder ver las promociones y ofertas que tenga el restaurante</text:span></text:p>
      <text:p text:style-name="P13">R.- Característica Acertada.</text:p>
      <text:p text:style-name="P13"/>
      <text:p text:style-name="P2"><text:span text:style-name="T6">4.-</text:span><text:span text:style-name="T2">La pagina web debe tener una </text:span><text:span text:style-name="T3">sección</text:span><text:span text:style-name="T2"> para quejas y recomendaciones</text:span></text:p>
      <text:p text:style-name="P13">R.- Característica Acertada.</text:p>
      <text:p text:style-name="P13"/>
      <text:p text:style-name="P2"><text:span text:style-name="T6">5.-</text:span><text:span text:style-name="T2">Complementando la característica 10 el usuario a la hora reservar mesa podrá seleccionar la mesa que desea utilizar (su </text:span><text:span text:style-name="T3">ubicación</text:span><text:span text:style-name="T2">)</text:span></text:p>
      <text:p text:style-name="P13">R.-Buena característica pero peligrosa, Siendo tu el restaurante como “construirías el mapa de tu restaurante” y que tecnología web te permitirá hacer un drag and drop sencillo para que puedas seleccionar la ubicación.</text:p>
      <text:p text:style-name="P14"/>
      <text:p text:style-name="P14">Tus propuestas fueron centradas y mas especificas tienen un 8/10</text:p>
      <text:p text:style-name="P13"/>
      <text:p text:style-name="P13"><text:soft-page-break/></text:p>
      <text:p text:style-name="P13"/>
      <text:p text:style-name="P7">MONTES PEREZ SERGIO</text:p>
      <text:p text:style-name="P1"/>
      <text:p text:style-name="P2"><text:span text:style-name="T1">1.-</text:span><text:span text:style-name="T2">El cliente podrá calificar platillos</text:span></text:p>
      <text:p text:style-name="P1">R.- No es parte del marco del proyecto </text:p>
      <text:p text:style-name="P1"/>
      <text:p text:style-name="P2"><text:span text:style-name="T1">2.-</text:span><text:span text:style-name="T2">El cliente podrá calificar restaurantes</text:span></text:p>
      <text:p text:style-name="P1">R.-El restaurante tendría que alimentar su lista de meseros y lo peor tendría que estar al pendiente de cuando llega la reservación para asignar en el sistema al mesero que en realidad lo atendió. </text:p>
      <text:p text:style-name="P1"/>
      <text:p text:style-name="P3"><text:span text:style-name="T8">3.-</text:span><text:span text:style-name="T2">Complementando la característica 9 el cliente podrá reservar meseros</text:span></text:p>
      <text:p text:style-name="P4">R.-Escapa del marco del proyecto y no es viable por la observación anterior.</text:p>
      <text:p text:style-name="P4"/>
      <text:p text:style-name="P3"><text:span text:style-name="T8">4.-</text:span><text:span text:style-name="T2">El cliente </text:span><text:span text:style-name="T4">podrá</text:span><text:span text:style-name="T2"> calificar restaurantes</text:span></text:p>
      <text:p text:style-name="P4">R.- Característica acertada.</text:p>
      <text:p text:style-name="P4"/>
      <text:p text:style-name="P3"><text:span text:style-name="T8">5.-</text:span><text:span text:style-name="T2">Complementando la </text:span><text:span text:style-name="T4">característica</text:span><text:span text:style-name="T2"> 18 el cliente pueda ver la </text:span><text:span text:style-name="T4">calificación</text:span><text:span text:style-name="T2"> de dicha comida</text:span></text:p>
      <text:p text:style-name="P4">R.--Escapa del marco del proyecto y no es viable por la observación anterior.</text:p>
      <text:p text:style-name="P4"/>
      <text:p text:style-name="P3"><text:span text:style-name="T8">6.-</text:span><text:span text:style-name="T2">Complementando a la </text:span><text:span text:style-name="T4">característica</text:span><text:span text:style-name="T2"> 2 la pagina </text:span><text:span text:style-name="T4">también</text:span><text:span text:style-name="T2"> puede mostrar la </text:span><text:span text:style-name="T4">calificación</text:span><text:span text:style-name="T2"> del restaurante</text:span></text:p>
      <text:p text:style-name="P4">R.- Entiendo que es diferente de tu propuesta de calificar restaurantes en cuyo caso es acertado.</text:p>
      <text:p text:style-name="P4"/>
      <text:p text:style-name="P4">Tus propuestas obtuvieron un 7/10 la mitad esta mas allá del alcance del proyecto.</text:p>
      <text:p text:style-name="P4"/>
      <text:p text:style-name="P4"/>
      <text:p text:style-name="P11">JUAN JOSE LEDESMA CARDENAS</text:p>
      <text:p text:style-name="P11"/>
      <text:p text:style-name="P3"><text:span text:style-name="T4">1.-</text:span><text:span text:style-name="T2">Considero que también deberíamos agregar valoración o calificación del restaurante </text:span><text:span text:style-name="T9">a los campos que ya menciona la característica 7</text:span></text:p>
      <text:p text:style-name="P11">R.-Es una característica acertada pero ya mencionada en la propuesta 21</text:p>
      <text:p text:style-name="P11"/>
      <text:p text:style-name="P3"><text:span text:style-name="T4">2.-</text:span><text:span text:style-name="T2">El cliente </text:span><text:span text:style-name="T4">podrá</text:span><text:span text:style-name="T2"> dar de baja o eliminar su cuenta del sistema</text:span></text:p>
      <text:p text:style-name="P11">R.-Obvio pero no mencionado, </text:p>
      <text:p text:style-name="P11"/>
      <text:p text:style-name="P3"><text:span text:style-name="T4">3.-</text:span><text:span text:style-name="T2">La pagina web debe tener una sección donde se muestren las valoraciones de todos los restaurantes para ver los mas populares</text:span></text:p>
      <text:p text:style-name="P11">R.- Es parte de la vista que se armara en base a la propuesta 16</text:p>
      <text:p text:style-name="P11"/>
      <text:p text:style-name="P3"><text:span text:style-name="T4">4.-</text:span><text:span text:style-name="T2">El cliente podrá cancelar alguna reservación en cualquier momento</text:span></text:p>
      <text:p text:style-name="P11">R.- Caso curioso para cancelar la reservaciones en restaurantes de nivel socioeconomico alto tiene que ser 30 minutos antes de la reserva, pero dado que no vamos a manejar reservación con tarjeta de crédito de momento si se podrá cancelar en cualquier momento.</text:p>
      <text:p text:style-name="P11"/>
      <text:p text:style-name="P3"><text:span text:style-name="T4">5.-</text:span><text:span text:style-name="T2">Se podrá agregar la opción de dar de baja o eliminar algún restaurante del sistema</text:span></text:p>
      <text:p text:style-name="P11">R.-Nuevamente obvio pero no mencionado anteriormente</text:p>
      <text:p text:style-name="P11"><text:soft-page-break/></text:p>
      <text:p text:style-name="P11">Las propuestas fueron en buena medida correctas pero repetidas <text:s/>7/10</text:p>
      <text:p text:style-name="P11"/>
      <text:p text:style-name="P11"/>
      <text:p text:style-name="P8">PAZ PEREZ ROBERTO</text:p>
      <text:p text:style-name="P11"/>
      <text:p text:style-name="P3"><text:span text:style-name="T4">1.-</text:span><text:span text:style-name="T2">El cliente </text:span><text:span text:style-name="T5">podrá</text:span><text:span text:style-name="T2"> registrar especificaciones sobre los platillos del pedido(complementando al registro 10 dado que algunos clientes pueden ser </text:span><text:span text:style-name="T5">alérgicos</text:span><text:span text:style-name="T2"> a un ingrediente en especifico del platillo)</text:span></text:p>
      <text:p text:style-name="P12">R.- Escapa de las características del sistema, ademas imagina que fuera una opción, el restaurante no solo tendría que alimentar cada platillo si no cada ingrediente de cada platillo y no todos los ingredientes de un platillo se puede remover.</text:p>
      <text:p text:style-name="P12"/>
      <text:p text:style-name="P6"><text:span text:style-name="T5">2.-</text:span><text:span text:style-name="T2">El modelo de restaurante </text:span><text:span text:style-name="T5">debería</text:span><text:span text:style-name="T2"> tener el campo de horario del punto 7</text:span></text:p>
      <text:p text:style-name="P12">R.- Característica Acertada.</text:p>
      <text:p text:style-name="P12"/>
      <text:p text:style-name="P6"><text:span text:style-name="T5">3.-</text:span><text:span text:style-name="T9">El sistema debe poder modificar automáticamente la ocupación de las mesas de a cuerdo a las cuentas que sean pagadas(complementando el punto 5 dado que puede haber mucho flujo de clientes y la tarea de modificar manualmente la ocupación seria perdida de tiempo)</text:span></text:p>
      <text:p text:style-name="P12">R.- Totalmente inviable, cada restaurante maneja su propio sistema de cobro, seria virtualmente imposible vincular cada sistema de cada restaurante al nuestro, <text:s/>(intenta hacer un programa que interprete las facturas de aspel para que te des una idea)</text:p>
      <text:p text:style-name="P12"/>
      <text:p text:style-name="P6"><text:span text:style-name="T5">4.-</text:span><text:span text:style-name="T2">El cliente podrá registrar a una persona que </text:span><text:span text:style-name="T5">podrá</text:span><text:span text:style-name="T2"> acudir en nombre del cliente a la reservación</text:span></text:p>
      <text:p text:style-name="P12">R.- Buena característica</text:p>
      <text:p text:style-name="P12"/>
      <text:p text:style-name="P6"><text:span text:style-name="T5">5.-</text:span><text:span text:style-name="T2">La pagina web debe mostrar una </text:span><text:span text:style-name="T5">sección</text:span><text:span text:style-name="T2"> de reseñas de revistas o periodistas culinarios</text:span></text:p>
      <text:p text:style-name="P12">R.-Una característica que por si misma puede ser un sistema , demasiado trabajo para su proyecto.</text:p>
      <text:p text:style-name="P12"/>
      <text:p text:style-name="P12">Las características fueron acertadas pero te falto considerar el alcance del proyecto <text:s/>8/10</text:p>
      <text:p text:style-name="P12"/>
      <text:p text:style-name="P8">Estrada Gonzalez Carlos Daniel</text:p>
      <text:p text:style-name="P4"/>
      <text:p text:style-name="P6"><text:span text:style-name="T11">1.-</text:span><text:span text:style-name="T9">El cliente </text:span><text:span text:style-name="T10">tendrá</text:span><text:span text:style-name="T9"> que poder ver todas las compras que hizo</text:span></text:p>
      <text:p text:style-name="P5">R.- No hay compras en el sistema solo reservaciones</text:p>
      <text:p text:style-name="P5"/>
      <text:p text:style-name="P5"/>
      <text:p text:style-name="P6"><text:span text:style-name="T11">2.-</text:span><text:span text:style-name="T2">El restaurante podrá agregar platillos</text:span></text:p>
      <text:p text:style-name="P5">R.-No es parte del marco del proyecto</text:p>
      <text:p text:style-name="P5"/>
      <text:p text:style-name="P6"><text:span text:style-name="T11">3.-</text:span><text:span text:style-name="T2">El restaurante podrá dar de baja platillos</text:span></text:p>
      <text:p text:style-name="P5">R.- No es parte del marco del proyecto</text:p>
      <text:p text:style-name="P6"><text:span text:style-name="T11">4.-</text:span><text:span text:style-name="T2">Agregar el modelo platillo que contiene: nombre, </text:span><text:span text:style-name="T5">calificación</text:span><text:span text:style-name="T2">, precio, </text:span><text:span text:style-name="T5">descripción</text:span><text:span text:style-name="T2">, porciones</text:span></text:p>
      <text:p text:style-name="P5">R.-No es parte del proyecto</text:p>
      <text:p text:style-name="P5"/>
      <text:p text:style-name="P6"><text:soft-page-break/><text:span text:style-name="T11">5.-</text:span><text:span text:style-name="T2">Agregar el modelo de meseros que contiene: nombre,apellidos, </text:span><text:span text:style-name="T5">teléfono</text:span><text:span text:style-name="T2">, </text:span><text:span text:style-name="T5">días</text:span><text:span text:style-name="T2"> laborables, </text:span><text:span text:style-name="T5">dirección</text:span></text:p>
      <text:p text:style-name="P5">R.- No es parte del proyecto</text:p>
      <text:p text:style-name="P5"/>
      <text:p text:style-name="P5"/>
      <text:p text:style-name="P5">Las propuestas se basaron en otras propuestas de tus compañeros que de hecho no fueron aceptadas, te falto elaborar en base al marco teórico del proyecto <text:s/>3/10</text:p>
      <text:p text:style-name="P5"/>
      <text:p text:style-name="P5"/>
      <text:p text:style-name="P9">Francisco Emiliano Aguayo Serrano</text:p>
      <text:p text:style-name="P5"/>
      <text:p text:style-name="P6"><text:span text:style-name="T11">1.-</text:span><text:span text:style-name="T2">La página debe decirle al usuario si todavía quedan mesas en el restaurante seleccionado y cuáles</text:span></text:p>
      <text:p text:style-name="P5">R.-Característica aceptada sin la definición de “CUALES”</text:p>
      <text:p text:style-name="P5"/>
      <text:p text:style-name="P6"><text:span text:style-name="T11">2.-</text:span><text:span text:style-name="T2">Para que se pueda cumplir la característica 27 debe existir una sección para calificar el restaurante</text:span></text:p>
      <text:p text:style-name="P5">R.-Correcto</text:p>
      <text:p text:style-name="P5"/>
      <text:p text:style-name="P6"><text:span text:style-name="T11">3.-</text:span><text:span text:style-name="T2">Pienso que el usuario no debe cancelar su reservación en cualquier momento como se plantea en la 28, sino que tenga un momento limite para cancelar</text:span></text:p>
      <text:p text:style-name="P5">R.-Coincido pero por la misma razón que hice en la observación 28 lo dejaremos como en cualquier momento</text:p>
      <text:p text:style-name="P5"/>
      <text:p text:style-name="P6"><text:span text:style-name="T11">4.-</text:span><text:span text:style-name="T2">Que el usuario pueda tener un historial de las compras que ha hecho en los restaurantes </text:span></text:p>
      <text:p text:style-name="P5">R.- No hay compras en el restaurante y tu compañero ya lo había mencionado en la característica anteriormente</text:p>
      <text:p text:style-name="P5"/>
      <text:p text:style-name="P6"><text:span text:style-name="T11">5.-</text:span><text:span text:style-name="T2">Que los restaurantes puedan asignar cupones o descuentos ya sea a todos los usuarios o a usuarios </text:span><text:span text:style-name="T5">específicos</text:span></text:p>
      <text:p text:style-name="P5">R.- Es buena la idea, pero necesita mas elaboración sin embargo si es parte del alcance del proyecto.</text:p>
      <text:p text:style-name="P5"/>
      <text:p text:style-name="P6"><text:span text:style-name="T11">6.-</text:span><text:span text:style-name="T2">Que el usuario pueda recibir una devolución de su compra si algo salió mal con su pedido </text:span></text:p>
      <text:p text:style-name="P5">R.- No hay compras en el proyecto.</text:p>
      <text:p text:style-name="P5"/>
      <text:p text:style-name="P5">Las características fueron en general acertadas la calificación seria 7/10 menos el punto sobre final por el tiempo de respuest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family-generic="modern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65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8:37:40.893530933</meta:creation-date>
    <dc:date>2017-05-04T19:14:11.790420081</dc:date>
    <meta:editing-duration>PT8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4" meta:paragraph-count="89" meta:word-count="1164" meta:character-count="7382" meta:non-whitespace-character-count="6297"/>
  </office:meta>
</office:document-meta>
</file>